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793558443167068512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388995216224943633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433707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<text:span text:style-name="T1">5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pan text:style-name="T1">no running</text:span></text:p>
      <text:p text:style-name="P2"/>
      <text:p text:style-name="P2">Wed Feb 21, 2018 <text:s/>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8:24:27.29</dc:date>
    <dc:creator>James Lombardi</dc:creator>
    <meta:editing-duration>P2DT5H47M1S</meta:editing-duration>
    <meta:editing-cycles>168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887" meta:character-count="13711"/>
  </office:meta>
</office:document-meta>
</file>